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weight="bold" officeooo:paragraph-rsid="001d38e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weight="bold" officeooo:paragraph-rsid="001eaa0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weight="bold" officeooo:paragraph-rsid="001d38e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weight="bold" officeooo:paragraph-rsid="001eaa03" style:font-weight-asian="bold" style:font-weight-complex="bold"/>
    </style:style>
    <style:style style:name="T1" style:family="text">
      <style:text-properties officeooo:rsid="001d38ee"/>
    </style:style>
    <style:style style:name="T2" style:family="text">
      <style:text-properties fo:font-weight="normal" officeooo:rsid="001d38ee" style:font-weight-asian="normal" style:font-weight-complex="normal"/>
    </style:style>
    <style:style style:name="T3" style:family="text">
      <style:text-properties fo:font-weight="normal" officeooo:rsid="001ef29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oose Your Own Presentation!</text:span></text:p>
      <text:p text:style-name="P1"><text:span text:style-name="T2"/></text:p>
      <text:p text:style-name="P3"><text:span text:style-name="T2">Please check the option that you prefer.</text:span></text:p>
      <text:p text:style-name="P3"><text:span text:style-name="T2"/></text:p>
      <text:p text:style-name="P3"><text:span text:style-name="T2"/></text:p>
      <text:p text:style-name="P3"><text:span text:style-name="T2">_______ I would prefer to review or learn about the basics of multi-threaded programming on the JVM and how Groovy makes this easier.</text:span></text:p>
      <text:p text:style-name="P3"><text:span text:style-name="T2"/></text:p>
      <text:p text:style-name="P3"><text:span text:style-name="T2"/></text:p>
      <text:p text:style-name="P3"><text:span text:style-name="T2">_______ I am pretty familiar with multi-threaded programming on the JVM. <text:s/>I would prefer to learn about GPars and more advance</text:span><text:span text:style-name="T3">d</text:span><text:span text:style-name="T2"> multi-threading techniques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2"><text:span text:style-name="T1">Choose Your Own Presentation!</text:span></text:p>
      <text:p text:style-name="P2"><text:span text:style-name="T2"/></text:p>
      <text:p text:style-name="P4"><text:span text:style-name="T2">Please check the option that you prefer.</text:span></text:p>
      <text:p text:style-name="P4"><text:span text:style-name="T2"/></text:p>
      <text:p text:style-name="P4"><text:span text:style-name="T2"/></text:p>
      <text:p text:style-name="P4"><text:span text:style-name="T2">_______ I would prefer to review or learn about the basics of multi-threaded programming on the JVM and how Groovy makes this easier.</text:span></text:p>
      <text:p text:style-name="P4"><text:span text:style-name="T2"/></text:p>
      <text:p text:style-name="P4"><text:span text:style-name="T2"/></text:p>
      <text:p text:style-name="P4"><text:span text:style-name="T2">_______ I am pretty familiar with multi-threaded programming on the JVM. <text:s/>I would prefer to learn about GPars and more advance</text:span><text:span text:style-name="T3">d</text:span><text:span text:style-name="T2"> multi-threading technique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2"><text:span text:style-name="T1">Choose Your Own Presentation!</text:span></text:p>
      <text:p text:style-name="P2"><text:span text:style-name="T2"/></text:p>
      <text:p text:style-name="P4"><text:span text:style-name="T2">Please check the option that you prefer.</text:span></text:p>
      <text:p text:style-name="P4"><text:span text:style-name="T2"/></text:p>
      <text:p text:style-name="P4"><text:span text:style-name="T2"/></text:p>
      <text:p text:style-name="P4"><text:span text:style-name="T2">_______ I would prefer to review or learn about the basics of multi-threaded programming on the JVM and how Groovy makes this easier.</text:span></text:p>
      <text:p text:style-name="P4"><text:span text:style-name="T2"/></text:p>
      <text:p text:style-name="P4"><text:span text:style-name="T2"/></text:p>
      <text:p text:style-name="P4"><text:span text:style-name="T2">_______ I am pretty familiar with multi-threaded programming on the JVM. <text:s/>I would prefer to learn about GPars and more advance</text:span><text:span text:style-name="T3">d</text:span><text:span text:style-name="T2"> multi-threading techniques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4T21:44:45</meta:creation-date>
    <dc:date>2012-12-04T21:48:45</dc:date>
    <dc:creator>David Clark</dc:creator>
    <meta:editing-duration>PT1M14S</meta:editing-duration>
    <meta:editing-cycles>4</meta:editing-cycles>
    <meta:generator>LibreOffice/3.6$Linux_X86_64 LibreOffice_project/360m1$Build-2</meta:generator>
    <meta:document-statistic meta:table-count="0" meta:image-count="0" meta:object-count="0" meta:page-count="1" meta:paragraph-count="12" meta:word-count="171" meta:character-count="1071" meta:non-whitespace-character-count="909"/>
  </office:meta>
</office:document-meta>
</file>